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b99b" officeooo:paragraph-rsid="0012b99b"/>
    </style:style>
    <style:style style:name="P2" style:family="paragraph" style:parent-style-name="Standard">
      <style:text-properties officeooo:rsid="00137d8b" officeooo:paragraph-rsid="00137d8b"/>
    </style:style>
    <style:style style:name="P3" style:family="paragraph" style:parent-style-name="Standard">
      <style:text-properties officeooo:rsid="0013d5c3" officeooo:paragraph-rsid="0013d5c3"/>
    </style:style>
    <style:style style:name="P4" style:family="paragraph" style:parent-style-name="Standard">
      <style:text-properties officeooo:rsid="00154222" officeooo:paragraph-rsid="00154222"/>
    </style:style>
    <style:style style:name="T1" style:family="text">
      <style:text-properties officeooo:rsid="0013d5c3"/>
    </style:style>
    <style:style style:name="T2" style:family="text">
      <style:text-properties officeooo:rsid="001542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Syvyyskartan tekeminen CloudComparessa</text:p>
      <text:p text:style-name="P1"/>
      <text:p text:style-name="P2">Tällä ohjeella voi tehdä <text:span text:style-name="T1">värjätyn</text:span> syvyyskartan (depth map) CloudComparessa 3D-aineistolle (verkolle tai pistepilvelle). Aloitetaan tuomalla käsiteltävä aineisto ohjelmaan (File→ Open / Ctrl+O). Esimerkissä on kyse roomalaisen monumentaali-inskription fragmentista, joka on dokumentoitu fotogrammetrisesti.</text:p>
      <text:p text:style-name="P2"/>
      <text:p text:style-name="P2">Kuva 1.</text:p>
      <text:p text:style-name="P2"/>
      <text:p text:style-name="P2">Tässä tapauksessa haluan tehdä syvyyskartan vain itse kirjoituksesta, joten leikkaan sen erilleen Segment-työkalulla (saksien kuva).</text:p>
      <text:p text:style-name="P2"/>
      <text:p text:style-name="P2">Kuva 2.</text:p>
      <text:p text:style-name="P2"/>
      <text:p text:style-name="P2">Seuraavaksi luodaan avuksi taso-olio (Plane), josta saaduilla sijaintitiedoilla voidaan korjata itse malli tasaisesti Z-tasolle. Valitse ensin vasemmalla DB Treessä käsiteltävä aineisto ja paina sitten Edit → Plane → Fit. Alas konsoliin ilmestyy lista numeerisia arvoja. Valitse ja kopioi nämä arvot Ctrl+C:llä.</text:p>
      <text:p text:style-name="P2"/>
      <text:p text:style-name="P2">Kuva 3.</text:p>
      <text:p text:style-name="P2"/>
      <text:p text:style-name="P2">Valitse sitten käsiteltävä aineisto uudestaan DB Treessä ja mene Edit → Apply transformation (Ctrl+T). <text:span text:style-name="T1">Liitä kopioimasi arvot kenttään ja paina OK.</text:span></text:p>
      <text:p text:style-name="P2"/>
      <text:p text:style-name="P3">Kuva 4.</text:p>
      <text:p text:style-name="P3"/>
      <text:p text:style-name="P3">Nyt aineiston pitäisi maata tasaisesti Z-tasolla. Voit tarkistaa tämän työkaluriviltä esim. Set front view tai Set left side view -nappuloista (valkea laatikko jossa oranssi sivu).</text:p>
      <text:p text:style-name="P3"/>
      <text:p text:style-name="P3">Kuva 5.</text:p>
      <text:p text:style-name="P3"/>
      <text:p text:style-name="P3">Seuraavaksi toteutetaan itse värjäys. Valitse taas aineisto DB Treessä ja paina sitten Tools → Projection → Export Coordinate(s) to SF. </text:p>
      <text:p text:style-name="P3"/>
      <text:p text:style-name="P3">Kuva 6.</text:p>
      <text:p text:style-name="P3"/>
      <text:p text:style-name="P3">Värjäys on valmis. Kohteen Properties-valikon kohdissa Color Scale ja SF display params voi muokata värjäystä sopivampaan muotoon. Color Scalen alla olevasta visible-täpästä saa mitta-asteikon näkyviin. </text:p>
      <text:p text:style-name="P3"/>
      <text:p text:style-name="P3">Kuva 7.</text:p>
      <text:p text:style-name="P3"/>
      <text:p text:style-name="P3">Värjäysasetuksien suhteen ei ole yhtä oikeaa toimintatapaa, ja paljon riippuu siitä, mitä halutaan korostaa. Esimerkiksi esimerkin piirtokirjoituksen kohdalla alempaa pienemmällä kaiverrettua tekstiä korostettaessa ylemmän rivin kirjoitus hälvenee näkyvistä. <text:span text:style-name="T2">Myös esimerkiksi EDL shaderin laittaminen päälle voi auttaa tämän kaltaisissa kohteissa (Display → Shaders &amp; Filters → EDL shader). </text:span></text:p>
      <text:p text:style-name="P3"/>
      <text:p text:style-name="P4">Kuva 8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i" fo:country="FI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i" fo:country="FI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3T12:33:12.706794103</meta:creation-date>
    <dc:date>2023-04-23T13:06:19.447642659</dc:date>
    <meta:editing-duration>PT2M6S</meta:editing-duration>
    <meta:editing-cycles>1</meta:editing-cycles>
    <meta:document-statistic meta:table-count="0" meta:image-count="0" meta:object-count="0" meta:page-count="1" meta:paragraph-count="17" meta:word-count="246" meta:character-count="1901" meta:non-whitespace-character-count="1669"/>
    <meta:generator>LibreOffice/7.3.7.2$Linux_X86_64 LibreOffice_project/30$Build-2</meta:generator>
  </office:meta>
</office:document-meta>
</file>